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e57d2" officeooo:paragraph-rsid="000e57d2" style:font-size-asian="15pt" style:font-weight-asian="bold" style:font-size-complex="15pt" style:font-weight-complex="bold"/>
    </style:style>
    <style:style style:name="P2" style:family="paragraph" style:parent-style-name="Standard" style:list-style-name="L1">
      <style:text-properties fo:font-size="15pt" fo:font-weight="normal" officeooo:rsid="000d0420" officeooo:paragraph-rsid="000d0420" style:font-size-asian="15pt" style:font-weight-asian="normal" style:font-size-complex="15pt" style:font-weight-complex="normal"/>
    </style:style>
    <style:style style:name="P3" style:family="paragraph" style:parent-style-name="Standard">
      <style:text-properties fo:font-size="15pt" fo:font-weight="normal" officeooo:rsid="000d0420" officeooo:paragraph-rsid="000d0420" style:font-size-asian="15pt" style:font-weight-asian="normal" style:font-size-complex="15pt" style:font-weight-complex="normal"/>
    </style:style>
    <style:style style:name="P4" style:family="paragraph" style:parent-style-name="Standard">
      <style:text-properties fo:font-size="15pt" fo:font-weight="normal" officeooo:rsid="000e57d2" officeooo:paragraph-rsid="000e57d2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5pt" fo:font-weight="normal" officeooo:rsid="000f7acc" officeooo:paragraph-rsid="000f7acc" style:font-size-asian="15pt" style:font-weight-asian="normal" style:font-size-complex="15pt" style:font-weight-complex="normal"/>
    </style:style>
    <style:style style:name="P6" style:family="paragraph" style:parent-style-name="Standard">
      <style:text-properties fo:font-size="15pt" style:text-underline-style="none" fo:font-weight="normal" officeooo:rsid="000f7acc" officeooo:paragraph-rsid="000f7acc" style:font-size-asian="15pt" style:font-weight-asian="normal" style:font-size-complex="15pt" style:font-weight-complex="normal"/>
    </style:style>
    <style:style style:name="P7" style:family="paragraph" style:parent-style-name="Standard">
      <style:text-properties fo:font-size="15pt" style:text-underline-style="none" fo:font-weight="normal" officeooo:rsid="000fe495" officeooo:paragraph-rsid="000fe495" style:font-size-asian="15pt" style:font-weight-asian="normal" style:font-size-complex="15pt" style:font-weight-complex="normal"/>
    </style:style>
    <style:style style:name="P8" style:family="paragraph" style:parent-style-name="Standard">
      <style:text-properties fo:font-size="15pt" style:text-underline-style="none" fo:font-weight="normal" officeooo:rsid="00100caf" officeooo:paragraph-rsid="00100caf" style:font-size-asian="15pt" style:font-weight-asian="normal" style:font-size-complex="15pt" style:font-weight-complex="normal"/>
    </style:style>
    <style:style style:name="P9" style:family="paragraph" style:parent-style-name="Standard">
      <style:text-properties fo:font-size="15pt" style:text-underline-style="solid" style:text-underline-width="auto" style:text-underline-color="font-color" fo:font-weight="normal" officeooo:rsid="000fe495" officeooo:paragraph-rsid="000fe495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style:text-underline-style="solid" style:text-underline-width="auto" style:text-underline-color="font-color" fo:font-weight="normal" officeooo:rsid="00100caf" officeooo:paragraph-rsid="00100caf" style:font-size-asian="15pt" style:font-weight-asian="normal" style:font-size-complex="15pt" style:font-weight-complex="normal"/>
    </style:style>
    <style:style style:name="P11" style:family="paragraph" style:parent-style-name="Standard">
      <style:text-properties fo:font-size="15pt" style:text-underline-style="solid" style:text-underline-width="auto" style:text-underline-color="font-color" fo:font-weight="normal" officeooo:rsid="0010de89" officeooo:paragraph-rsid="0010de89" style:font-size-asian="13.1000003814697pt" style:font-weight-asian="normal" style:font-size-complex="15pt" style:font-weight-complex="normal"/>
    </style:style>
    <style:style style:name="P12" style:family="paragraph" style:parent-style-name="Standard">
      <style:text-properties fo:font-size="16pt" fo:font-weight="bold" officeooo:rsid="000d0420" officeooo:paragraph-rsid="000d0420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6pt" style:text-underline-style="solid" style:text-underline-width="auto" style:text-underline-color="font-color" fo:font-weight="normal" officeooo:rsid="0010de89" officeooo:paragraph-rsid="0010de89" style:font-size-asian="16pt" style:font-weight-asian="normal" style:font-size-complex="16pt" style:font-weight-complex="normal"/>
    </style:style>
    <style:style style:name="P14" style:family="paragraph" style:parent-style-name="Standard">
      <style:text-properties fo:font-size="14pt" fo:font-weight="normal" officeooo:rsid="000d0420" officeooo:paragraph-rsid="000d0420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style:text-underline-style="none" fo:font-weight="normal" officeooo:rsid="0012b445" officeooo:paragraph-rsid="0012b445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style:text-underline-style="none" fo:font-weight="normal" officeooo:rsid="0014aa47" officeooo:paragraph-rsid="0014aa47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style:text-underline-style="none" fo:font-weight="normal" officeooo:rsid="0017b9f2" officeooo:paragraph-rsid="0017b9f2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style:text-underline-style="none" fo:font-weight="normal" officeooo:rsid="001d5d7d" officeooo:paragraph-rsid="001d5d7d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4pt" style:text-underline-style="none" fo:font-weight="normal" officeooo:rsid="00213c27" officeooo:paragraph-rsid="00213c27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size="14pt" style:text-underline-style="none" fo:font-weight="normal" officeooo:rsid="0022de3f" officeooo:paragraph-rsid="0022de3f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size="14pt" style:text-underline-style="none" fo:font-weight="normal" officeooo:rsid="0024e73c" officeooo:paragraph-rsid="0024e73c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style:text-underline-style="none" fo:font-weight="normal" officeooo:rsid="00268451" officeooo:paragraph-rsid="00268451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size="14pt" style:text-underline-style="none" fo:font-weight="normal" officeooo:rsid="002817fd" officeooo:paragraph-rsid="002817fd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style:text-underline-style="none" fo:font-weight="normal" officeooo:rsid="00282136" officeooo:paragraph-rsid="00282136" style:font-size-asian="14pt" style:font-weight-asian="normal" style:font-size-complex="14pt" style:font-weight-complex="normal"/>
    </style:style>
    <style:style style:name="P25" style:family="paragraph" style:parent-style-name="Standard" style:list-style-name="L3">
      <style:text-properties fo:font-size="14pt" style:text-underline-style="none" fo:font-weight="normal" officeooo:rsid="0029562c" officeooo:paragraph-rsid="0029562c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size="14pt" style:text-underline-style="none" fo:font-weight="normal" officeooo:rsid="002c7fb1" officeooo:paragraph-rsid="002c7fb1" style:font-size-asian="14pt" style:font-weight-asian="normal" style:font-size-complex="14pt" style:font-weight-complex="normal"/>
    </style:style>
    <style:style style:name="P27" style:family="paragraph" style:parent-style-name="Standard">
      <style:text-properties fo:font-size="14pt" style:text-underline-style="none" fo:font-weight="normal" officeooo:rsid="002e255e" officeooo:paragraph-rsid="002e255e" style:font-size-asian="14pt" style:font-weight-asian="normal" style:font-size-complex="14pt" style:font-weight-complex="normal"/>
    </style:style>
    <style:style style:name="P28" style:family="paragraph" style:parent-style-name="Standard">
      <style:text-properties fo:font-size="14pt" style:text-underline-style="none" fo:font-weight="normal" officeooo:rsid="002e5e55" officeooo:paragraph-rsid="002e5e55" style:font-size-asian="14pt" style:font-weight-asian="normal" style:font-size-complex="14pt" style:font-weight-complex="normal"/>
    </style:style>
    <style:style style:name="P29" style:family="paragraph" style:parent-style-name="Standard">
      <style:text-properties fo:font-size="14pt" style:text-underline-style="none" fo:font-weight="bold" officeooo:rsid="0012b445" officeooo:paragraph-rsid="0012b445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4pt" style:text-underline-style="none" fo:font-weight="bold" officeooo:rsid="001d5d7d" officeooo:paragraph-rsid="001d5d7d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4pt" style:text-underline-style="none" fo:font-weight="bold" officeooo:rsid="00213c27" officeooo:paragraph-rsid="00213c27" style:font-size-asian="14pt" style:font-weight-asian="bold" style:font-size-complex="14pt" style:font-weight-complex="bold"/>
    </style:style>
    <style:style style:name="P32" style:family="paragraph" style:parent-style-name="Standard">
      <style:text-properties fo:font-size="14pt" style:text-underline-style="none" fo:font-weight="bold" officeooo:rsid="00268451" officeooo:paragraph-rsid="00268451" style:font-size-asian="14pt" style:font-weight-asian="bold" style:font-size-complex="14pt" style:font-weight-complex="bold"/>
    </style:style>
    <style:style style:name="P33" style:family="paragraph" style:parent-style-name="Standard">
      <style:text-properties fo:font-size="14pt" style:text-underline-style="none" fo:font-weight="bold" officeooo:rsid="0029562c" officeooo:paragraph-rsid="0029562c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4pt" style:text-underline-style="none" fo:font-weight="bold" officeooo:rsid="002c7fb1" officeooo:paragraph-rsid="002c7fb1" style:font-size-asian="14pt" style:font-weight-asian="bold" style:font-size-complex="14pt" style:font-weight-complex="bold"/>
    </style:style>
    <style:style style:name="P35" style:family="paragraph" style:parent-style-name="Standard">
      <style:text-properties fo:font-size="14pt" style:text-underline-style="none" fo:font-weight="bold" officeooo:rsid="002e255e" officeooo:paragraph-rsid="002e255e" style:font-size-asian="14pt" style:font-weight-asian="bold" style:font-size-complex="14pt" style:font-weight-complex="bold"/>
    </style:style>
    <style:style style:name="P36" style:family="paragraph" style:parent-style-name="Standard">
      <style:text-properties fo:font-size="14pt" style:text-underline-style="none" fo:font-weight="bold" officeooo:rsid="002e5e55" officeooo:paragraph-rsid="002e5e55" style:font-size-asian="14pt" style:font-weight-asian="bold" style:font-size-complex="14pt" style:font-weight-complex="bold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0fe495" style:font-size-asian="12.25pt" style:font-size-complex="14pt"/>
    </style:style>
    <style:style style:name="T3" style:family="text">
      <style:text-properties fo:font-size="14pt" officeooo:rsid="0010d062" style:font-size-asian="12.25pt" style:font-size-complex="14pt"/>
    </style:style>
    <style:style style:name="T4" style:family="text">
      <style:text-properties fo:font-size="14pt" officeooo:rsid="0010de89" style:font-size-asian="12.25pt" style:font-size-complex="14pt"/>
    </style:style>
    <style:style style:name="T5" style:family="text">
      <style:text-properties fo:font-size="14pt" style:text-underline-style="solid" style:text-underline-width="auto" style:text-underline-color="font-color" style:font-size-asian="12.25pt" style:font-size-complex="14pt"/>
    </style:style>
    <style:style style:name="T6" style:family="text">
      <style:text-properties officeooo:rsid="0015cd8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8fda7"/>
    </style:style>
    <style:style style:name="T9" style:family="text">
      <style:text-properties officeooo:rsid="001ae6bc"/>
    </style:style>
    <style:style style:name="T10" style:family="text">
      <style:text-properties officeooo:rsid="0024f695"/>
    </style:style>
    <style:style style:name="T11" style:family="text">
      <style:text-properties officeooo:rsid="0028e402"/>
    </style:style>
    <style:style style:name="T12" style:family="text">
      <style:text-properties officeooo:rsid="00292104"/>
    </style:style>
    <style:style style:name="T13" style:family="text">
      <style:text-properties officeooo:rsid="00294353"/>
    </style:style>
    <style:style style:name="T14" style:family="text">
      <style:text-properties officeooo:rsid="003001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INTRODUCTION</text:p>
      <text:p text:style-name="P12"/>
      <text:p text:style-name="P14"/>
      <text:list xml:id="list1057356161" text:style-name="L1">
        <text:list-item>
          <text:p text:style-name="P2">Create project and invite users</text:p>
        </text:list-item>
        <text:list-item>
          <text:p text:style-name="P2">Build your backlog and start your sprint</text:p>
        </text:list-item>
        <text:list-item>
          <text:p text:style-name="P2">Work around your board</text:p>
        </text:list-item>
      </text:list>
      <text:p text:style-name="P3"/>
      <text:p text:style-name="P3"/>
      <text:p text:style-name="P1">Scrum Framework</text:p>
      <text:p text:style-name="P1"/>
      <text:p text:style-name="P4">Backlog</text:p>
      <text:p text:style-name="P4">Plan the sprint</text:p>
      <text:p text:style-name="P4"/>
      <text:p text:style-name="P4"><text:span text:style-name="T5">sprint</text:span></text:p>
      <text:p text:style-name="P4"><text:span text:style-name="T5"/></text:p>
      <text:p text:style-name="P6"><text:span text:style-name="T1">The project is bulit in periodic cycles called “sprints”.</text:span></text:p>
      <text:p text:style-name="P5"><text:span text:style-name="T1">At the end of every sprint ,the team will obtain the average velocity based on the estimation points of the completed sprints.</text:span></text:p>
      <text:p text:style-name="P5"><text:span text:style-name="T1"/></text:p>
      <text:p text:style-name="P5"><text:span text:style-name="T5">short sprint cycle and long sprint cycle</text:span></text:p>
      <text:p text:style-name="P5"><text:span text:style-name="T5"/></text:p>
      <text:p text:style-name="P6"><text:span text:style-name="T1">The advantage of choosing a short sprint cycle is that </text:span><text:span text:style-name="T2">you’ll reduce the amount of time being spent on feedback and making changes.</text:span></text:p>
      <text:p text:style-name="P6"><text:span text:style-name="T2"/></text:p>
      <text:p text:style-name="P9"><text:span text:style-name="T1">Daily Meeting</text:span></text:p>
      <text:p text:style-name="P9"><text:span text:style-name="T1"/></text:p>
      <text:p text:style-name="P7"><text:span text:style-name="T1">After the sprint starts, the team conducts the daily-standup less than fifteen minutes. In this , the team discuss about the progress of the work and the hurdles they are facing in </text:span><text:span text:style-name="T3">completing </text:span><text:span text:style-name="T1">the assigned work.</text:span></text:p>
      <text:p text:style-name="P7"><text:span text:style-name="T1"/></text:p>
      <text:p text:style-name="P10"><text:span text:style-name="T1">Mark the status of the work</text:span></text:p>
      <text:p text:style-name="P8"><text:span text:style-name="T1"/></text:p>
      <text:p text:style-name="P8"><text:span text:style-name="T1">During the sprint, the development team starts working on tasks assigned to them</text:span></text:p>
      <text:p text:style-name="P8"><text:span text:style-name="T1">and mark the progress of the work on the Board.</text:span></text:p>
      <text:p text:style-name="P8"><text:span text:style-name="T1">By default, the scrum board offers three statuses, T</text:span><text:span text:style-name="T4">o</text:span><text:span text:style-name="T1">-do, In-progress, Done.</text:span></text:p>
      <text:p text:style-name="P8"><text:span text:style-name="T1"/></text:p>
      <text:p text:style-name="P13">Tracking the progress</text:p>
      <text:p text:style-name="P13"/>
      <text:p text:style-name="P15">while the items are pushed back and forth on the scrum board, you can track the status of the work using the following :</text:p>
      <text:p text:style-name="P15"/>
      <text:p text:style-name="P29"/>
      <text:p text:style-name="P29"/>
      <text:p text:style-name="P29"><text:soft-page-break/></text:p>
      <text:p text:style-name="P29">Burndown</text:p>
      <text:p text:style-name="P29"/>
      <text:p text:style-name="P15">You determine the effort of the work and add the estimation points . Based on this points, the burndown chart is plotted for tracking the progr<text:span text:style-name="T10">e</text:span>ss of your sprint.</text:p>
      <text:p text:style-name="P15"/>
      <text:p text:style-name="P29">Burnup</text:p>
      <text:p text:style-name="P29"/>
      <text:p text:style-name="P16"><text:span text:style-name="T6">A burnup chart is the reverse of burndown chart.</text:span>This chart tracks the completed estimation points for each particular day. This helps the team determine the number of <text:span text:style-name="T12">tasks</text:span> they can complete in a single day.</text:p>
      <text:p text:style-name="P16"/>
      <text:p text:style-name="P17"><text:span text:style-name="T7">Cumulative Flow Diagram</text:span> (CFD)</text:p>
      <text:p text:style-name="P29"/>
      <text:p text:style-name="P17">It determines the progress of the statuses on the board. <text:span text:style-name="T8">Using this , your team tracks the number of items in each status and </text:span><text:span text:style-name="T9">w</text:span><text:span text:style-name="T8">hich status requires more attention.</text:span></text:p>
      <text:p text:style-name="P15"/>
      <text:p text:style-name="P30">Sprint Review Meeting</text:p>
      <text:p text:style-name="P18"/>
      <text:p text:style-name="P18">During this process, you can easily find out the progress of the sprint. When the sprint comes to an end, the Sprint Review meeting is held.</text:p>
      <text:p text:style-name="P18">During this process, the team views the velocity chart.</text:p>
      <text:p text:style-name="P30"/>
      <text:p text:style-name="P31">Velocity chart</text:p>
      <text:p text:style-name="P31"/>
      <text:p text:style-name="P19">Velocity is the measure of how much effort the team delivers to complete the work.</text:p>
      <text:p text:style-name="P20">The performance of the team is measured by the velocity. </text:p>
      <text:p text:style-name="P20"/>
      <text:p text:style-name="P21">Average Velocity = Total completed estimation points of closed sprints / Total number <text:s/>of closed sprints</text:p>
      <text:p text:style-name="P21"/>
      <text:p text:style-name="P32">Sprint Retrospective</text:p>
      <text:p text:style-name="P32"/>
      <text:p text:style-name="P22">When the sprint hits the end date, its time to deliver the product to the customers.</text:p>
      <text:p text:style-name="P23">A workable software is delivered to the users. This is the feedback mechanism, where the user will share their suggestions, what worked and what didn’t.</text:p>
      <text:p text:style-name="P23"/>
      <text:p text:style-name="P24">During the next sprint, the team adds this feedback and <text:span text:style-name="T13">also adds </text:span>new items <text:span text:style-name="T11">to their backlog and creates a new sprint.</text:span></text:p>
      <text:p text:style-name="P24"/>
      <text:p text:style-name="P24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>Scrum Team</text:p>
      <text:p text:style-name="P33"/>
      <text:list xml:id="list2421640975" text:style-name="L3">
        <text:list-item>
          <text:p text:style-name="P25">Product Owner</text:p>
        </text:list-item>
        <text:list-item>
          <text:p text:style-name="P25">Sprint Owner (Scrum Master)</text:p>
        </text:list-item>
        <text:list-item>
          <text:p text:style-name="P25">Development Team</text:p>
        </text:list-item>
      </text:list>
      <text:p text:style-name="P15"/>
      <text:p text:style-name="P15"/>
      <text:p text:style-name="P34">Product Owner</text:p>
      <text:p text:style-name="P15"/>
      <text:p text:style-name="P26">PO is the part of the scrum team. The key responsibility of product owner is to define user stories <text:s/>and create a product backlog.</text:p>
      <text:p text:style-name="P26"/>
      <text:p text:style-name="P35">Sprint Owner</text:p>
      <text:p text:style-name="P35"/>
      <text:p text:style-name="P27">The sprint owner guides the team in completing their work. They keep meetings and manage the team to accomplish their work.</text:p>
      <text:p text:style-name="P27"/>
      <text:p text:style-name="P36">Development Team</text:p>
      <text:p text:style-name="P15"/>
      <text:p text:style-name="P28">The requirements in the backlog are moved to the sprint and <text:span text:style-name="T14">each member in the team is assigned with work items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3"/>
      <text:p text:style-name="P13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5T10:13:58.458129619</meta:creation-date>
    <meta:generator>LibreOffice/6.4.7.2$Linux_X86_64 LibreOffice_project/40$Build-2</meta:generator>
    <dc:date>2022-04-25T15:39:08.793383073</dc:date>
    <meta:editing-duration>PT4H3M22S</meta:editing-duration>
    <meta:editing-cycles>31</meta:editing-cycles>
    <meta:document-statistic meta:table-count="0" meta:image-count="0" meta:object-count="0" meta:page-count="3" meta:paragraph-count="47" meta:word-count="523" meta:character-count="2996" meta:non-whitespace-character-count="2523"/>
  </office:meta>
</office:document-meta>
</file>